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P41" style:family="paragraph" style:parent-style-name="Heading_20_1">
      <style:text-properties officeooo:rsid="002e22bb" officeooo:paragraph-rsid="002e22bb"/>
    </style:style>
    <style:style style:name="P42" style:family="paragraph" style:parent-style-name="Text_20_body">
      <style:text-properties officeooo:rsid="002e22bb" officeooo:paragraph-rsid="002e22bb"/>
    </style:style>
    <style:style style:name="P43" style:family="paragraph" style:parent-style-name="Text_20_body">
      <style:text-properties officeooo:rsid="002f31b4" officeooo:paragraph-rsid="002f31b4"/>
    </style:style>
    <style:style style:name="P44" style:family="paragraph" style:parent-style-name="Text_20_body">
      <style:text-properties officeooo:rsid="002f31c3" officeooo:paragraph-rsid="0032d2da"/>
    </style:style>
    <style:style style:name="P45" style:family="paragraph" style:parent-style-name="Text_20_body">
      <style:text-properties officeooo:rsid="00344743" officeooo:paragraph-rsid="00344743"/>
    </style:style>
    <style:style style:name="P46" style:family="paragraph" style:parent-style-name="Text_20_body">
      <style:text-properties officeooo:rsid="0034dfb8" officeooo:paragraph-rsid="0034dfb8"/>
    </style:style>
    <style:style style:name="P47" style:family="paragraph" style:parent-style-name="Text_20_body">
      <style:text-properties officeooo:rsid="00369ccd" officeooo:paragraph-rsid="00369ccd"/>
    </style:style>
    <style:style style:name="P48" style:family="paragraph" style:parent-style-name="Heading_20_1">
      <style:text-properties officeooo:rsid="00529910"/>
    </style:style>
    <style:style style:name="P49" style:family="paragraph" style:parent-style-name="Text_20_body">
      <style:text-properties officeooo:rsid="00529910" officeooo:paragraph-rsid="00529910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</text:index-body>
      </text:table-of-content>
      <text:p text:style-name="Standard"/>
      <text:h text:style-name="P2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<text:bookmark-start text:name="__RefHeading___Toc827_4025793947"/>2025-Feb-20<text:tab/>Style Configurator Layout (#15939)<text:bookmark-end text:name="__RefHeading___Toc827_4025793947"/>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<text:bookmark-start text:name="__RefHeading___Toc829_4025793947"/>2025-Feb-20<text:tab/>&lt;meta&gt;<text:bookmark-end text:name="__RefHeading___Toc829_4025793947"/></text:h>
      <text:p text:style-name="P18">Okay, some differences from my old $work Engineering Notebook:</text:p>
      <text:list xml:id="list1328576407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<text:bookmark-start text:name="__RefHeading___Toc831_4025793947"/>2024-Feb-22<text:tab/>Plugin: Collection Interface<text:bookmark-end text:name="__RefHeading___Toc831_4025793947"/>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<text:bookmark-start text:name="__RefHeading___Toc833_4025793947"/>2025-Feb-23<text:tab/><text:span text:style-name="T27">Plugin Notes</text:span><text:bookmark-end text:name="__RefHeading___Toc833_4025793947"/>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8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7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bookmark-start text:name="__RefHeading___Toc835_4025793947"/><text:soft-page-break/>2025-Feb-24<text:tab/>Collection Interface<text:bookmark-end text:name="__RefHeading___Toc835_4025793947"/>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1" text:outline-level="1"><text:bookmark-start text:name="__RefHeading___Toc837_4025793947"/>2025-Feb-26<text:tab/>Collection Interface<text:bookmark-end text:name="__RefHeading___Toc837_4025793947"/></text:h>
      <text:p text:style-name="P42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2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2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3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3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4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4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5">Hmm, that one was close: ARM64 worked, but x64 didn’t. Ahh, missed one of the six for the directory :-( </text:p>
      <text:p text:style-name="CommitMessage">git commit -a -m "propagate Coises example to all 6 builds" → f1e299b</text:p>
      <text:p text:style-name="P46">… And that one finally works. <text:s/>Delete most of the GH Action fails, to declutter for now.</text:p>
      <text:p text:style-name="P47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8" text:outline-level="1"><text:bookmark-start text:name="__RefHeading___Toc857_2165045563"/><text:soft-page-break/>2025-Feb-27<text:tab/>&lt;meta&gt; Add Macros<text:bookmark-end text:name="__RefHeading___Toc857_2165045563"/></text:h>
      <text:p text:style-name="P49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344743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7T11:38:41.104000000</dc:date>
    <meta:editing-duration>PT15H9M7S</meta:editing-duration>
    <meta:editing-cycles>61</meta:editing-cycles>
    <meta:generator>LibreOffice/24.8.5.2$Windows_X86_64 LibreOffice_project/fddf2685c70b461e7832239a0162a77216259f22</meta:generator>
    <meta:document-statistic meta:table-count="1" meta:image-count="1" meta:object-count="0" meta:page-count="9" meta:paragraph-count="170" meta:word-count="2211" meta:character-count="13654" meta:non-whitespace-character-count="11446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